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4.11mm"/>
    </style:style>
    <style:style style:name="co7" style:family="table-column">
      <style:table-column-properties fo:break-before="auto" style:column-width="52.3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3.02mm"/>
    </style:style>
    <style:style style:name="co8" style:family="table-column">
      <style:table-column-properties fo:break-before="auto" style:column-width="47.1mm"/>
    </style:style>
    <style:style style:name="co9" style:family="table-column">
      <style:table-column-properties fo:break-before="auto" style:column-width="49.02mm"/>
    </style:style>
    <style:style style:name="co10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Campo_20_de_20_la_20_tabla_20_dinámica">
      <style:table-cell-properties fo:border-bottom="0.99pt solid #000000" fo:border-left="2.01pt solid #000000" fo:border-right="0.99pt solid #000000" fo:border-top="2.01pt solid #000000"/>
    </style:style>
    <style:style style:name="ce32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0.99pt solid #000000"/>
    </style:style>
    <style:style style:name="ce33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</style:style>
    <style:style style:name="ce34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none"/>
    </style:style>
    <style:style style:name="ce35" style:family="table-cell" style:parent-style-name="Categoría_20_de_20_la_20_tabla_20_dinámica" style:data-style-name="N0">
      <style:table-cell-properties fo:border-bottom="none" fo:border-left="2.01pt solid #000000" fo:border-right="0.99pt solid #000000" fo:border-top="none"/>
    </style:style>
    <style:style style:name="ce36" style:family="table-cell" style:parent-style-name="Título_20_de_20_la_20_tabla_20_dinámica" style:data-style-name="N0">
      <style:table-cell-properties fo:border-bottom="2.01pt solid #000000" fo:border-left="2.01pt solid #000000" fo:border-right="none" fo:border-top="0.99pt solid #000000"/>
    </style:style>
    <style:style style:name="ce37" style:family="table-cell" style:parent-style-name="Campo_20_de_20_la_20_tabla_20_dinámica">
      <style:table-cell-properties fo:border-bottom="0.99pt solid #000000" fo:border-left="0.99pt solid #000000" fo:border-right="0.99pt solid #000000" fo:border-top="2.01pt solid #000000"/>
    </style:style>
    <style:style style:name="ce38" style:family="table-cell" style:parent-style-name="Categoría_20_de_20_la_20_tabla_20_dinámica" style:data-style-name="N0">
      <style:table-cell-properties fo:border="0.99pt solid #000000"/>
    </style:style>
    <style:style style:name="ce39" style:family="table-cell" style:parent-style-name="Categoría_20_de_20_la_20_tabla_20_dinámica" style:data-style-name="N0">
      <style:table-cell-properties fo:border-bottom="none" fo:border-left="0.99pt solid #000000" fo:border-right="0.99pt solid #000000" fo:border-top="0.99pt solid #000000"/>
    </style:style>
    <style:style style:name="ce40" style:family="table-cell" style:parent-style-name="Categoría_20_de_20_la_20_tabla_20_dinámica" style:data-style-name="N0">
      <style:table-cell-properties fo:border-bottom="0.99pt solid #000000" fo:border-left="0.99pt solid #000000" fo:border-right="0.99pt solid #000000" fo:border-top="none"/>
    </style:style>
    <style:style style:name="ce41" style:family="table-cell" style:parent-style-name="Categoría_20_de_20_la_20_tabla_20_dinámica" style:data-style-name="N0">
      <style:table-cell-properties fo:border-bottom="none" fo:border-left="0.99pt solid #000000" fo:border-right="0.99pt solid #000000" fo:border-top="none"/>
    </style:style>
    <style:style style:name="ce42" style:family="table-cell" style:parent-style-name="Título_20_de_20_la_20_tabla_20_dinámica" style:data-style-name="N0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Esquina_20_de_20_la_20_tabla_20_dinámica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Valor_20_de_20_la_20_tabla_20_dinámica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Valor_20_de_20_la_20_tabla_20_dinámica">
      <style:table-cell-properties fo:border-bottom="none" fo:border-left="0.99pt solid #000000" fo:border-right="2.01pt solid #000000" fo:border-top="0.99pt solid #000000"/>
    </style:style>
    <style:style style:name="ce46" style:family="table-cell" style:parent-style-name="Valor_20_de_20_la_20_tabla_20_dinámica">
      <style:table-cell-properties fo:border-bottom="0.99pt solid #000000" fo:border-left="0.99pt solid #000000" fo:border-right="2.01pt solid #000000" fo:border-top="none"/>
    </style:style>
    <style:style style:name="ce47" style:family="table-cell" style:parent-style-name="Valor_20_de_20_la_20_tabla_20_dinámica">
      <style:table-cell-properties fo:border-bottom="none" fo:border-left="0.99pt solid #000000" fo:border-right="2.01pt solid #000000" fo:border-top="none"/>
    </style:style>
    <style:style style:name="ce48" style:family="table-cell" style:parent-style-name="Resultado_20_de_20_la_20_tabla_20_dinámica">
      <style:table-cell-properties fo:border-bottom="2.01pt solid #000000" fo:border-left="0.99pt solid #000000" fo:border-right="2.01pt solid #000000" fo:border-top="0.99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Campo_20_de_20_la_20_tabla_20_dinámica">
      <style:table-cell-properties fo:border-bottom="0.99pt solid #000000" fo:border-left="2.01pt solid #000000" fo:border-right="0.99pt solid #000000" fo:border-top="2.01pt solid #000000"/>
    </style:style>
    <style:style style:name="ce50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0.99pt solid #000000"/>
    </style:style>
    <style:style style:name="ce51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</style:style>
    <style:style style:name="ce52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none"/>
    </style:style>
    <style:style style:name="ce53" style:family="table-cell" style:parent-style-name="Categoría_20_de_20_la_20_tabla_20_dinámica" style:data-style-name="N0">
      <style:table-cell-properties fo:border-bottom="none" fo:border-left="2.01pt solid #000000" fo:border-right="0.99pt solid #000000" fo:border-top="none"/>
    </style:style>
    <style:style style:name="ce54" style:family="table-cell" style:parent-style-name="Título_20_de_20_la_20_tabla_20_dinámica" style:data-style-name="N0">
      <style:table-cell-properties fo:border-bottom="2.01pt solid #000000" fo:border-left="2.01pt solid #000000" fo:border-right="none" fo:border-top="0.99pt solid #000000"/>
    </style:style>
    <style:style style:name="ce55" style:family="table-cell" style:parent-style-name="Campo_20_de_20_la_20_tabla_20_dinámica">
      <style:table-cell-properties fo:border-bottom="0.99pt solid #000000" fo:border-left="0.99pt solid #000000" fo:border-right="0.99pt solid #000000" fo:border-top="2.01pt solid #000000"/>
    </style:style>
    <style:style style:name="ce56" style:family="table-cell" style:parent-style-name="Categoría_20_de_20_la_20_tabla_20_dinámica" style:data-style-name="N0">
      <style:table-cell-properties fo:border="0.99pt solid #000000"/>
    </style:style>
    <style:style style:name="ce57" style:family="table-cell" style:parent-style-name="Categoría_20_de_20_la_20_tabla_20_dinámica" style:data-style-name="N0">
      <style:table-cell-properties fo:border-bottom="none" fo:border-left="0.99pt solid #000000" fo:border-right="0.99pt solid #000000" fo:border-top="0.99pt solid #000000"/>
    </style:style>
    <style:style style:name="ce58" style:family="table-cell" style:parent-style-name="Categoría_20_de_20_la_20_tabla_20_dinámica" style:data-style-name="N0">
      <style:table-cell-properties fo:border-bottom="0.99pt solid #000000" fo:border-left="0.99pt solid #000000" fo:border-right="0.99pt solid #000000" fo:border-top="none"/>
    </style:style>
    <style:style style:name="ce59" style:family="table-cell" style:parent-style-name="Categoría_20_de_20_la_20_tabla_20_dinámica" style:data-style-name="N0">
      <style:table-cell-properties fo:border-bottom="none" fo:border-left="0.99pt solid #000000" fo:border-right="0.99pt solid #000000" fo:border-top="none"/>
    </style:style>
    <style:style style:name="ce60" style:family="table-cell" style:parent-style-name="Título_20_de_20_la_20_tabla_20_dinámica" style:data-style-name="N0">
      <style:table-cell-properties fo:border-bottom="2.01pt solid #000000" fo:border-left="none" fo:border-right="0.99pt solid #000000" fo:border-top="0.99pt solid #000000"/>
    </style:style>
    <style:style style:name="ce61" style:family="table-cell" style:parent-style-name="Esquina_20_de_20_la_20_tabla_20_dinámica">
      <style:table-cell-properties fo:border-bottom="0.99pt solid #000000" fo:border-left="0.99pt solid #000000" fo:border-right="2.01pt solid #000000" fo:border-top="2.01pt solid #000000"/>
    </style:style>
    <style:style style:name="ce62" style:family="table-cell" style:parent-style-name="Valor_20_de_20_la_20_tabla_20_dinámica">
      <style:table-cell-properties fo:border-bottom="0.99pt solid #000000" fo:border-left="0.99pt solid #000000" fo:border-right="2.01pt solid #000000" fo:border-top="0.99pt solid #000000"/>
    </style:style>
    <style:style style:name="ce63" style:family="table-cell" style:parent-style-name="Valor_20_de_20_la_20_tabla_20_dinámica">
      <style:table-cell-properties fo:border-bottom="none" fo:border-left="0.99pt solid #000000" fo:border-right="2.01pt solid #000000" fo:border-top="0.99pt solid #000000"/>
    </style:style>
    <style:style style:name="ce64" style:family="table-cell" style:parent-style-name="Valor_20_de_20_la_20_tabla_20_dinámica">
      <style:table-cell-properties fo:border-bottom="0.99pt solid #000000" fo:border-left="0.99pt solid #000000" fo:border-right="2.01pt solid #000000" fo:border-top="none"/>
    </style:style>
    <style:style style:name="ce65" style:family="table-cell" style:parent-style-name="Valor_20_de_20_la_20_tabla_20_dinámica">
      <style:table-cell-properties fo:border-bottom="none" fo:border-left="0.99pt solid #000000" fo:border-right="2.01pt solid #000000" fo:border-top="none"/>
    </style:style>
    <style:style style:name="ce66" style:family="table-cell" style:parent-style-name="Resultado_20_de_20_la_20_tabla_20_dinámica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396.12mm" svg:height="222.81mm" svg:x="174.76mm" svg:y="847.03mm">
            <draw:object draw:notify-on-update-of-ranges="Hoja1.A2:Hoja1.A198 Hoja1.B1:Hoja1.B1 Hoja1.B2:Hoja1.B198 Hoja1.C1:Hoja1.C1 Hoja1.C2:Hoja1.C1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4" table:number-columns-repeated="2" table:default-cell-style-name="ce2"/>
        <table:table-column table:style-name="co10" table:default-cell-style-name="ce2"/>
        <table:table-column table:style-name="co4" table:number-columns-repeated="7" table:default-cell-style-name="ce2"/>
        <table:table-row table:style-name="ro1">
          <table:table-cell table:style-name="ce1" office:value-type="string" calcext:value-type="string">
            <text:p>Países</text:p>
          </table:table-cell>
          <table:table-cell table:style-name="ce6" office:value-type="string" calcext:value-type="string">
            <text:p>Esperanzavida1990</text:p>
          </table:table-cell>
          <table:table-cell table:style-name="ce6" office:value-type="string" calcext:value-type="string">
            <text:p>Esperanzavida2016</text:p>
          </table:table-cell>
          <table:table-cell table:style-name="ce6" table:number-columns-repeated="10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style-name="ce3" office:value-type="string" calcext:value-type="string">
            <text:p>Columna 1990</text:p>
          </table:table-cell>
          <table:table-cell table:number-columns-repeated="2"/>
          <table:table-cell table:style-name="ce3" office:value-type="string" calcext:value-type="string">
            <text:p>Columna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table:formula="of:=AVERAGE([.$B$2:.$B$198])" office:value-type="float" office:value="65.005076142132" calcext:value-type="float">
            <text:p>65,005076142132</text:p>
          </table:table-cell>
          <table:table-cell/>
          <table:table-cell office:value-type="string" calcext:value-type="string">
            <text:p>Media</text:p>
          </table:table-cell>
          <table:table-cell table:formula="of:=AVERAGE([.$C$2:.$C$198])" office:value-type="float" office:value="72.1269035532995" calcext:value-type="float">
            <text:p>72,1269035532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Error estándar</text:p>
          </table:table-cell>
          <table:table-cell table:formula="of:=SQRT(VAR([.$B$2:.$B$198])/COUNT([.$B$2:.$B$198]))" office:value-type="float" office:value="0.705144459887111" calcext:value-type="float">
            <text:p>0,705144459887111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C$2:.$C$198])/COUNT([.$C$2:.$C$198]))" office:value-type="float" office:value="0.556964964142896" calcext:value-type="float">
            <text:p>0,556964964142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Moda</text:p>
          </table:table-cell>
          <table:table-cell table:formula="of:=MODE([.$B$2:.$B$198])" office:value-type="float" office:value="71" calcext:value-type="float">
            <text:p>71</text:p>
          </table:table-cell>
          <table:table-cell/>
          <table:table-cell office:value-type="string" calcext:value-type="string">
            <text:p>Moda</text:p>
          </table:table-cell>
          <table:table-cell table:formula="of:=MODE([.$C$2:.$C$198]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Mediana</text:p>
          </table:table-cell>
          <table:table-cell table:formula="of:=MEDIAN([.$B$2:.$B$198])" office:value-type="float" office:value="68" calcext:value-type="float">
            <text:p>68</text:p>
          </table:table-cell>
          <table:table-cell/>
          <table:table-cell office:value-type="string" calcext:value-type="string">
            <text:p>Mediana</text:p>
          </table:table-cell>
          <table:table-cell table:formula="of:=MEDIAN([.$C$2:.$C$198]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Primer cuartil</text:p>
          </table:table-cell>
          <table:table-cell table:formula="of:=QUARTILE([.$B$2:.$B$198]; 1)" office:value-type="float" office:value="58" calcext:value-type="float">
            <text:p>58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C$2:.$C$198]; 1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Tercer cuartil</text:p>
          </table:table-cell>
          <table:table-cell table:formula="of:=QUARTILE([.$B$2:.$B$198]; 3)" office:value-type="float" office:value="72" calcext:value-type="float">
            <text:p>72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C$2:.$C$198]; 3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Varianza</text:p>
          </table:table-cell>
          <table:table-cell table:formula="of:=VAR([.$B$2:.$B$198])" office:value-type="float" office:value="97.9540557339687" calcext:value-type="float">
            <text:p>97,9540557339687</text:p>
          </table:table-cell>
          <table:table-cell/>
          <table:table-cell office:value-type="string" calcext:value-type="string">
            <text:p>Varianza</text:p>
          </table:table-cell>
          <table:table-cell table:formula="of:=VAR([.$C$2:.$C$198])" office:value-type="float" office:value="61.1113643426914" calcext:value-type="float">
            <text:p>61,1113643426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Desviación estándar</text:p>
          </table:table-cell>
          <table:table-cell table:formula="of:=STDEV([.$B$2:.$B$198])" office:value-type="float" office:value="9.89717412870809" calcext:value-type="float">
            <text:p>9,89717412870809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C$2:.$C$198])" office:value-type="float" office:value="7.81737579643523" calcext:value-type="float">
            <text:p>7,81737579643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Curtosis</text:p>
          </table:table-cell>
          <table:table-cell table:formula="of:=KURT([.$B$2:.$B$198])" office:value-type="float" office:value="-0.15472263297693" calcext:value-type="float">
            <text:p>-0,15472263297693</text:p>
          </table:table-cell>
          <table:table-cell/>
          <table:table-cell office:value-type="string" calcext:value-type="string">
            <text:p>Curtosis</text:p>
          </table:table-cell>
          <table:table-cell table:formula="of:=KURT([.$C$2:.$C$198])" office:value-type="float" office:value="-0.350535573201267" calcext:value-type="float">
            <text:p>-0,350535573201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Asimetría</text:p>
          </table:table-cell>
          <table:table-cell table:formula="of:=SKEW([.$B$2:.$B$198])" office:value-type="float" office:value="-0.838546102743733" calcext:value-type="float">
            <text:p>-0,838546102743733</text:p>
          </table:table-cell>
          <table:table-cell/>
          <table:table-cell office:value-type="string" calcext:value-type="string">
            <text:p>Asimetría</text:p>
          </table:table-cell>
          <table:table-cell table:formula="of:=SKEW([.$C$2:.$C$198])" office:value-type="float" office:value="-0.632785921025807" calcext:value-type="float">
            <text:p>-0,632785921025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Intervalo</text:p>
          </table:table-cell>
          <table:table-cell table:formula="of:=MAX([.$B$2:.$B$198])-MIN([.$B$2:.$B$198])" office:value-type="float" office:value="45" calcext:value-type="float">
            <text:p>45</text:p>
          </table:table-cell>
          <table:table-cell/>
          <table:table-cell office:value-type="string" calcext:value-type="string">
            <text:p>Intervalo</text:p>
          </table:table-cell>
          <table:table-cell table:formula="of:=MAX([.$C$2:.$C$198])-MIN([.$C$2:.$C$198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Mínimo</text:p>
          </table:table-cell>
          <table:table-cell table:formula="of:=MIN([.$B$2:.$B$198])" office:value-type="float" office:value="34" calcext:value-type="float">
            <text:p>34</text:p>
          </table:table-cell>
          <table:table-cell/>
          <table:table-cell office:value-type="string" calcext:value-type="string">
            <text:p>Mínimo</text:p>
          </table:table-cell>
          <table:table-cell table:formula="of:=MIN([.$C$2:.$C$198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Máximo</text:p>
          </table:table-cell>
          <table:table-cell table:formula="of:=MAX([.$B$2:.$B$198])" office:value-type="float" office:value="79" calcext:value-type="float">
            <text:p>79</text:p>
          </table:table-cell>
          <table:table-cell/>
          <table:table-cell office:value-type="string" calcext:value-type="string">
            <text:p>Máximo</text:p>
          </table:table-cell>
          <table:table-cell table:formula="of:=MAX([.$C$2:.$C$198]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uma</text:p>
          </table:table-cell>
          <table:table-cell table:formula="of:=SUM([.$B$2:.$B$198])" office:value-type="float" office:value="12806" calcext:value-type="float">
            <text:p>12806</text:p>
          </table:table-cell>
          <table:table-cell/>
          <table:table-cell office:value-type="string" calcext:value-type="string">
            <text:p>Suma</text:p>
          </table:table-cell>
          <table:table-cell table:formula="of:=SUM([.$C$2:.$C$198])" office:value-type="float" office:value="14209" calcext:value-type="float">
            <text:p>14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nteo</text:p>
          </table:table-cell>
          <table:table-cell table:formula="of:=COUNT([.$B$2:.$B$198])" office:value-type="float" office:value="197" calcext:value-type="float">
            <text:p>197</text:p>
          </table:table-cell>
          <table:table-cell/>
          <table:table-cell office:value-type="string" calcext:value-type="string">
            <text:p>Conteo</text:p>
          </table:table-cell>
          <table:table-cell table:formula="of:=COUNT([.$C$2:.$C$198])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ng Kong SAR, China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ao SAR, China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gypt, Arab Rep.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an, Islamic Rep.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o PDR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edonia, FYR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cronesia, Fed. Sts.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. Lucia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. Martin (French part)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. Vincent and the Grenadines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nezuela, RB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rgin Islands (U.S.)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ast Asia &amp; Pacific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urope &amp; Central Asia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in America &amp; Caribbean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uth Asia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w income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wer middle income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per middle income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gh income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 table:number-rows-repeated="2">
          <table:table-cell table:style-name="ce3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2">
          <table:table-cell table:style-name="ce4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5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" office:value-type="string" calcext:value-type="string">
            <text:p>Long definition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Adult mortality rate, female, is the probability of dying between the ages of 15 and 60--that is, the probability of a 15-year-old female dying before reaching age 60, if subject to age-specific mortality rates of the specified year between those ages.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" office:value-type="string" calcext:value-type="string">
            <text:p>Source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(1) United Nations Population Division. World Population Prospects: 2017 Revision. (2) University of California, Berkeley, and Max Planck Institute for Demographic Research. The Human Mortality Database.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Please see the online table at http://wdi.worldbank.org/table/2.18 for observation-level metadata, which can be downloaded in Excel.</text:p>
          </table:table-cell>
          <table:table-cell table:style-name="Default" table:number-columns-repeated="12"/>
        </table:table-row>
      </table:table>
      <table:table table:name="Tabla dinámica_Hoja1_1" table:style-name="ta1">
        <table:table-column table:style-name="co6" table:default-cell-style-name="ce53"/>
        <table:table-column table:style-name="co7" table:default-cell-style-name="ce59"/>
        <table:table-column table:style-name="co4" table:default-cell-style-name="ce65"/>
        <table:table-row table:style-name="ro1">
          <table:table-cell table:style-name="ce49" office:value-type="string" calcext:value-type="string">
            <text:p>Esperanzavida1990</text:p>
          </table:table-cell>
          <table:table-cell table:style-name="ce55" office:value-type="string" calcext:value-type="string">
            <text:p>Países</text:p>
          </table:table-cell>
          <table:table-cell table:style-name="ce61" office:value-type="string" calcext:value-type="string">
            <text:p>(vacío)</text:p>
          </table:table-cell>
        </table:table-row>
        <table:table-row table:style-name="ro1">
          <table:table-cell table:style-name="ce50" office:value-type="float" office:value="34" calcext:value-type="float">
            <text:p>34</text:p>
          </table:table-cell>
          <table:table-cell table:style-name="ce56" office:value-type="string" calcext:value-type="string">
            <text:p>Rwanda</text:p>
          </table:table-cell>
          <table:table-cell table:style-name="ce62"/>
        </table:table-row>
        <table:table-row table:style-name="ro1">
          <table:table-cell table:style-name="ce50" office:value-type="float" office:value="37" calcext:value-type="float">
            <text:p>37</text:p>
          </table:table-cell>
          <table:table-cell table:style-name="ce56" office:value-type="string" calcext:value-type="string">
            <text:p>Sierra Leone</text:p>
          </table:table-cell>
          <table:table-cell table:style-name="ce62"/>
        </table:table-row>
        <table:table-row table:style-name="ro1">
          <table:table-cell table:style-name="ce50" office:value-type="float" office:value="42" calcext:value-type="float">
            <text:p>42</text:p>
          </table:table-cell>
          <table:table-cell table:style-name="ce56" office:value-type="string" calcext:value-type="string">
            <text:p>Angola</text:p>
          </table:table-cell>
          <table:table-cell table:style-name="ce62"/>
        </table:table-row>
        <table:table-row table:style-name="ro1">
          <table:table-cell table:style-name="ce50" office:value-type="float" office:value="43" calcext:value-type="float">
            <text:p>43</text:p>
          </table:table-cell>
          <table:table-cell table:style-name="ce56" office:value-type="string" calcext:value-type="string">
            <text:p>Mozambique</text:p>
          </table:table-cell>
          <table:table-cell table:style-name="ce62"/>
        </table:table-row>
        <table:table-row table:style-name="ro1">
          <table:table-cell table:style-name="ce51" office:value-type="float" office:value="44" calcext:value-type="float">
            <text:p>44</text:p>
          </table:table-cell>
          <table:table-cell table:style-name="ce57" office:value-type="string" calcext:value-type="string">
            <text:p>Niger</text:p>
          </table:table-cell>
          <table:table-cell table:style-name="ce63"/>
        </table:table-row>
        <table:table-row table:style-name="ro1">
          <table:table-cell table:style-name="ce52"/>
          <table:table-cell table:style-name="ce58" office:value-type="string" calcext:value-type="string">
            <text:p>South Sudan</text:p>
          </table:table-cell>
          <table:table-cell table:style-name="ce64"/>
        </table:table-row>
        <table:table-row table:style-name="ro1">
          <table:table-cell table:style-name="ce51" office:value-type="float" office:value="45" calcext:value-type="float">
            <text:p>45</text:p>
          </table:table-cell>
          <table:table-cell table:style-name="ce57" office:value-type="string" calcext:value-type="string">
            <text:p>Somalia</text:p>
          </table:table-cell>
          <table:table-cell table:style-name="ce63"/>
        </table:table-row>
        <table:table-row table:style-name="ro1">
          <table:table-cell table:style-name="ce52"/>
          <table:table-cell table:style-name="ce58" office:value-type="string" calcext:value-type="string">
            <text:p>Zambia</text:p>
          </table:table-cell>
          <table:table-cell table:style-name="ce64"/>
        </table:table-row>
        <table:table-row table:style-name="ro1">
          <table:table-cell table:style-name="ce51" office:value-type="float" office:value="46" calcext:value-type="float">
            <text:p>46</text:p>
          </table:table-cell>
          <table:table-cell table:style-name="ce57" office:value-type="string" calcext:value-type="string">
            <text:p>Mali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Uganda</text:p>
          </table:table-cell>
          <table:table-cell table:style-name="ce64"/>
        </table:table-row>
        <table:table-row table:style-name="ro1">
          <table:table-cell table:style-name="ce51" office:value-type="float" office:value="47" calcext:value-type="float">
            <text:p>47</text:p>
          </table:table-cell>
          <table:table-cell table:style-name="ce57" office:value-type="string" calcext:value-type="string">
            <text:p>Chad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eria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Malawi</text:p>
          </table:table-cell>
          <table:table-cell table:style-name="ce64"/>
        </table:table-row>
        <table:table-row table:style-name="ro1">
          <table:table-cell table:style-name="ce51" office:value-type="float" office:value="48" calcext:value-type="float">
            <text:p>48</text:p>
          </table:table-cell>
          <table:table-cell table:style-name="ce57" office:value-type="string" calcext:value-type="string">
            <text:p>Burundi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Equatorial Guinea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Timor-Leste</text:p>
          </table:table-cell>
          <table:table-cell table:style-name="ce64"/>
        </table:table-row>
        <table:table-row table:style-name="ro1">
          <table:table-cell table:style-name="ce51" office:value-type="float" office:value="49" calcext:value-type="float">
            <text:p>49</text:p>
          </table:table-cell>
          <table:table-cell table:style-name="ce57" office:value-type="string" calcext:value-type="string">
            <text:p>Burkina Faso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Central African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go, Dem. Rep.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Guinea-Bissau</text:p>
          </table:table-cell>
          <table:table-cell table:style-name="ce64"/>
        </table:table-row>
        <table:table-row table:style-name="ro1">
          <table:table-cell table:style-name="ce51" office:value-type="float" office:value="50" calcext:value-type="float">
            <text:p>50</text:p>
          </table:table-cell>
          <table:table-cell table:style-name="ce57" office:value-type="string" calcext:value-type="string">
            <text:p>Afghanistan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nea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Tanzania</text:p>
          </table:table-cell>
          <table:table-cell table:style-name="ce64"/>
        </table:table-row>
        <table:table-row table:style-name="ro1">
          <table:table-cell table:style-name="ce50" office:value-type="float" office:value="51" calcext:value-type="float">
            <text:p>51</text:p>
          </table:table-cell>
          <table:table-cell table:style-name="ce56" office:value-type="string" calcext:value-type="string">
            <text:p>Madagascar</text:p>
          </table:table-cell>
          <table:table-cell table:style-name="ce62"/>
        </table:table-row>
        <table:table-row table:style-name="ro1">
          <table:table-cell table:style-name="ce51" office:value-type="float" office:value="52" calcext:value-type="float">
            <text:p>52</text:p>
          </table:table-cell>
          <table:table-cell table:style-name="ce57" office:value-type="string" calcext:value-type="string">
            <text:p>Cameroon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Cote d'Ivoire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Gambia, The</text:p>
          </table:table-cell>
          <table:table-cell table:style-name="ce64"/>
        </table:table-row>
        <table:table-row table:style-name="ro1">
          <table:table-cell table:style-name="ce50" office:value-type="float" office:value="53" calcext:value-type="float">
            <text:p>53</text:p>
          </table:table-cell>
          <table:table-cell table:style-name="ce56" office:value-type="string" calcext:value-type="string">
            <text:p>Bhutan</text:p>
          </table:table-cell>
          <table:table-cell table:style-name="ce62"/>
        </table:table-row>
        <table:table-row table:style-name="ro1">
          <table:table-cell table:style-name="ce51" office:value-type="float" office:value="54" calcext:value-type="float">
            <text:p>54</text:p>
          </table:table-cell>
          <table:table-cell table:style-name="ce57" office:value-type="string" calcext:value-type="string">
            <text:p>Benin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o PDR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Nepal</text:p>
          </table:table-cell>
          <table:table-cell table:style-name="ce64"/>
        </table:table-row>
        <table:table-row table:style-name="ro1">
          <table:table-cell table:style-name="ce51" office:value-type="float" office:value="55" calcext:value-type="float">
            <text:p>55</text:p>
          </table:table-cell>
          <table:table-cell table:style-name="ce57" office:value-type="string" calcext:value-type="string">
            <text:p>Bolivia</text:p>
          </table:table-cell>
          <table:table-cell table:style-name="ce63"/>
        </table:table-row>
        <table:table-row table:style-name="ro1">
          <table:table-cell table:style-name="ce52"/>
          <table:table-cell table:style-name="ce58" office:value-type="string" calcext:value-type="string">
            <text:p>Haiti</text:p>
          </table:table-cell>
          <table:table-cell table:style-name="ce64"/>
        </table:table-row>
        <table:table-row table:style-name="ro1">
          <table:table-cell table:style-name="ce51" office:value-type="float" office:value="56" calcext:value-type="float">
            <text:p>56</text:p>
          </table:table-cell>
          <table:table-cell table:style-name="ce57" office:value-type="string" calcext:value-type="string">
            <text:p>Congo, Rep.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Sudan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Togo</text:p>
          </table:table-cell>
          <table:table-cell table:style-name="ce64"/>
        </table:table-row>
        <table:table-row table:style-name="ro1">
          <table:table-cell table:style-name="ce51" office:value-type="float" office:value="57" calcext:value-type="float">
            <text:p>57</text:p>
          </table:table-cell>
          <table:table-cell table:style-name="ce57" office:value-type="string" calcext:value-type="string">
            <text:p>Comoros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Djibou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egal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Solomon Islands</text:p>
          </table:table-cell>
          <table:table-cell table:style-name="ce64"/>
        </table:table-row>
        <table:table-row table:style-name="ro1">
          <table:table-cell table:style-name="ce51" office:value-type="float" office:value="58" calcext:value-type="float">
            <text:p>58</text:p>
          </table:table-cell>
          <table:table-cell table:style-name="ce57" office:value-type="string" calcext:value-type="string">
            <text:p>Bangladesh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ita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men, Rep.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Zimbabwe</text:p>
          </table:table-cell>
          <table:table-cell table:style-name="ce64"/>
        </table:table-row>
        <table:table-row table:style-name="ro1">
          <table:table-cell table:style-name="ce51" office:value-type="float" office:value="59" calcext:value-type="float">
            <text:p>59</text:p>
          </table:table-cell>
          <table:table-cell table:style-name="ce57" office:value-type="string" calcext:value-type="string">
            <text:p>Lesotho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Myanmar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Papua New Guinea</text:p>
          </table:table-cell>
          <table:table-cell table:style-name="ce64"/>
        </table:table-row>
        <table:table-row table:style-name="ro1">
          <table:table-cell table:style-name="ce51" office:value-type="float" office:value="60" calcext:value-type="float">
            <text:p>60</text:p>
          </table:table-cell>
          <table:table-cell table:style-name="ce57" office:value-type="string" calcext:value-type="string">
            <text:p>Eswatini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Kiriba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Pakistan</text:p>
          </table:table-cell>
          <table:table-cell table:style-name="ce64"/>
        </table:table-row>
        <table:table-row table:style-name="ro1">
          <table:table-cell table:style-name="ce51" office:value-type="float" office:value="61" calcext:value-type="float">
            <text:p>61</text:p>
          </table:table-cell>
          <table:table-cell table:style-name="ce57" office:value-type="string" calcext:value-type="string">
            <text:p>Gabon</text:p>
          </table:table-cell>
          <table:table-cell table:style-name="ce63"/>
        </table:table-row>
        <table:table-row table:style-name="ro1">
          <table:table-cell table:style-name="ce52"/>
          <table:table-cell table:style-name="ce58" office:value-type="string" calcext:value-type="string">
            <text:p>Maldives</text:p>
          </table:table-cell>
          <table:table-cell table:style-name="ce64"/>
        </table:table-row>
        <table:table-row table:style-name="ro1">
          <table:table-cell table:style-name="ce51" office:value-type="float" office:value="62" calcext:value-type="float">
            <text:p>62</text:p>
          </table:table-cell>
          <table:table-cell table:style-name="ce57" office:value-type="string" calcext:value-type="string">
            <text:p>Botswana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o Tome and Principe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South Africa</text:p>
          </table:table-cell>
          <table:table-cell table:style-name="ce64"/>
        </table:table-row>
        <table:table-row table:style-name="ro1">
          <table:table-cell table:style-name="ce51" office:value-type="float" office:value="63" calcext:value-type="float">
            <text:p>63</text:p>
          </table:table-cell>
          <table:table-cell table:style-name="ce57" office:value-type="string" calcext:value-type="string">
            <text:p>Guyana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jikist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kmenistan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Vanuatu</text:p>
          </table:table-cell>
          <table:table-cell table:style-name="ce64"/>
        </table:table-row>
        <table:table-row table:style-name="ro1">
          <table:table-cell table:style-name="ce51" office:value-type="float" office:value="64" calcext:value-type="float">
            <text:p>64</text:p>
          </table:table-cell>
          <table:table-cell table:style-name="ce57" office:value-type="string" calcext:value-type="string">
            <text:p>El Salvador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Iran, Islamic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Turkey</text:p>
          </table:table-cell>
          <table:table-cell table:style-name="ce64"/>
        </table:table-row>
        <table:table-row table:style-name="ro1">
          <table:table-cell table:style-name="ce51" office:value-type="float" office:value="65" calcext:value-type="float">
            <text:p>65</text:p>
          </table:table-cell>
          <table:table-cell table:style-name="ce57" office:value-type="string" calcext:value-type="string">
            <text:p>Azerbaijan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bo Ver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gypt, Arab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oc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Samoa</text:p>
          </table:table-cell>
          <table:table-cell table:style-name="ce64"/>
        </table:table-row>
        <table:table-row table:style-name="ro1">
          <table:table-cell table:style-name="ce51" office:value-type="float" office:value="66" calcext:value-type="float">
            <text:p>66</text:p>
          </table:table-cell>
          <table:table-cell table:style-name="ce57" office:value-type="string" calcext:value-type="string">
            <text:p>Fiji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Ira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nesia, Fed. St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Uzbekistan</text:p>
          </table:table-cell>
          <table:table-cell table:style-name="ce64"/>
        </table:table-row>
        <table:table-row table:style-name="ro1">
          <table:table-cell table:style-name="ce51" office:value-type="float" office:value="67" calcext:value-type="float">
            <text:p>67</text:p>
          </table:table-cell>
          <table:table-cell table:style-name="ce57" office:value-type="string" calcext:value-type="string">
            <text:p>Algeria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Suriname</text:p>
          </table:table-cell>
          <table:table-cell table:style-name="ce64"/>
        </table:table-row>
        <table:table-row table:style-name="ro1">
          <table:table-cell table:style-name="ce51" office:value-type="float" office:value="68" calcext:value-type="float">
            <text:p>68</text:p>
          </table:table-cell>
          <table:table-cell table:style-name="ce57" office:value-type="string" calcext:value-type="string">
            <text:p>Armenia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zakhst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sov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yrgyz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ych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West Bank and Gaza</text:p>
          </table:table-cell>
          <table:table-cell table:style-name="ce64"/>
        </table:table-row>
        <table:table-row table:style-name="ro1">
          <table:table-cell table:style-name="ce51" office:value-type="float" office:value="69" calcext:value-type="float">
            <text:p>69</text:p>
          </table:table-cell>
          <table:table-cell table:style-name="ce57" office:value-type="string" calcext:value-type="string">
            <text:p>China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nch Polyne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y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Tunisia</text:p>
          </table:table-cell>
          <table:table-cell table:style-name="ce64"/>
        </table:table-row>
        <table:table-row table:style-name="ro1">
          <table:table-cell table:style-name="ce51" office:value-type="float" office:value="70" calcext:value-type="float">
            <text:p>70</text:p>
          </table:table-cell>
          <table:table-cell table:style-name="ce57" office:value-type="string" calcext:value-type="string">
            <text:p>Georgia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ea, Dem.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Caled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. Vincent and the Grenadi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ng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Venezuela, RB</text:p>
          </table:table-cell>
          <table:table-cell table:style-name="ce64"/>
        </table:table-row>
        <table:table-row table:style-name="ro1">
          <table:table-cell table:style-name="ce51" office:value-type="float" office:value="71" calcext:value-type="float">
            <text:p>71</text:p>
          </table:table-cell>
          <table:table-cell table:style-name="ce57" office:value-type="string" calcext:value-type="string">
            <text:p>Antigua and Barbuda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Bahamas, 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a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ech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edonia, FY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ovak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. Luc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rian Arab Republic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Vietnam</text:p>
          </table:table-cell>
          <table:table-cell table:style-name="ce64"/>
        </table:table-row>
        <table:table-row table:style-name="ro1">
          <table:table-cell table:style-name="ce51" office:value-type="float" office:value="72" calcext:value-type="float">
            <text:p>72</text:p>
          </table:table-cell>
          <table:table-cell table:style-name="ce57" office:value-type="string" calcext:value-type="string">
            <text:p>Albania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ea,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United Arab Emirates</text:p>
          </table:table-cell>
          <table:table-cell table:style-name="ce64"/>
        </table:table-row>
        <table:table-row table:style-name="ro1">
          <table:table-cell table:style-name="ce51" office:value-type="float" office:value="73" calcext:value-type="float">
            <text:p>73</text:p>
          </table:table-cell>
          <table:table-cell table:style-name="ce57" office:value-type="string" calcext:value-type="string">
            <text:p>Aruba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Uruguay</text:p>
          </table:table-cell>
          <table:table-cell table:style-name="ce64"/>
        </table:table-row>
        <table:table-row table:style-name="ro1">
          <table:table-cell table:style-name="ce51" office:value-type="float" office:value="74" calcext:value-type="float">
            <text:p>74</text:p>
          </table:table-cell>
          <table:table-cell table:style-name="ce57" office:value-type="string" calcext:value-type="string">
            <text:p>Bermuda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Virgin Islands (U.S.)</text:p>
          </table:table-cell>
          <table:table-cell table:style-name="ce64"/>
        </table:table-row>
        <table:table-row table:style-name="ro1">
          <table:table-cell table:style-name="ce51" office:value-type="float" office:value="75" calcext:value-type="float">
            <text:p>75</text:p>
          </table:table-cell>
          <table:table-cell table:style-name="ce57" office:value-type="string" calcext:value-type="string">
            <text:p>Cuba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at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. Martin (French part)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United States</text:p>
          </table:table-cell>
          <table:table-cell table:style-name="ce64"/>
        </table:table-row>
        <table:table-row table:style-name="ro1">
          <table:table-cell table:style-name="ce51" office:value-type="float" office:value="76" calcext:value-type="float">
            <text:p>76</text:p>
          </table:table-cell>
          <table:table-cell table:style-name="ce57" office:value-type="string" calcext:value-type="string">
            <text:p>Austria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nel Is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roe Is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United Kingdom</text:p>
          </table:table-cell>
          <table:table-cell table:style-name="ce64"/>
        </table:table-row>
        <table:table-row table:style-name="ro1">
          <table:table-cell table:style-name="ce51" office:value-type="float" office:value="77" calcext:value-type="float">
            <text:p>77</text:p>
          </table:table-cell>
          <table:table-cell table:style-name="ce57" office:value-type="string" calcext:value-type="string">
            <text:p>Australia</text:p>
          </table:table-cell>
          <table:table-cell table:style-name="ce63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g Kong SAR, Ch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ao SAR, Ch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table:style-name="ce52"/>
          <table:table-cell table:style-name="ce58" office:value-type="string" calcext:value-type="string">
            <text:p>Switzerland</text:p>
          </table:table-cell>
          <table:table-cell table:style-name="ce64"/>
        </table:table-row>
        <table:table-row table:style-name="ro1">
          <table:table-cell table:style-name="ce51" office:value-type="float" office:value="78" calcext:value-type="float">
            <text:p>78</text:p>
          </table:table-cell>
          <table:table-cell table:style-name="ce57" office:value-type="string" calcext:value-type="string">
            <text:p>Iceland</text:p>
          </table:table-cell>
          <table:table-cell table:style-name="ce63"/>
        </table:table-row>
        <table:table-row table:style-name="ro1">
          <table:table-cell table:style-name="ce52"/>
          <table:table-cell table:style-name="ce58" office:value-type="string" calcext:value-type="string">
            <text:p>Sweden</text:p>
          </table:table-cell>
          <table:table-cell table:style-name="ce64"/>
        </table:table-row>
        <table:table-row table:style-name="ro1">
          <table:table-cell table:style-name="ce50" office:value-type="float" office:value="79" calcext:value-type="float">
            <text:p>79</text:p>
          </table:table-cell>
          <table:table-cell table:style-name="ce56" office:value-type="string" calcext:value-type="string">
            <text:p>Japan</text:p>
          </table:table-cell>
          <table:table-cell table:style-name="ce62"/>
        </table:table-row>
        <table:table-row table:style-name="ro1">
          <table:table-cell table:style-name="ce54" office:value-type="string" calcext:value-type="string">
            <text:p>Total Resultado</text:p>
          </table:table-cell>
          <table:table-cell table:style-name="ce60"/>
          <table:table-cell table:style-name="ce66"/>
        </table:table-row>
      </table:table>
      <table:table table:name="Hoja2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HTML_1" table:base-cell-address="$Hoja1.$A$1" table:cell-range-address=".$A$1:.$M$210"/>
        <table:named-range table:name="HTML_all" table:base-cell-address="$Hoja1.$A$1" table:cell-range-address=".$A$1:.$M$317"/>
        <table:named-expression table:name="HTML_tables" table:base-cell-address="$Hoja1.$A$1" table:expression="#REF!"/>
        <table:named-range table:name="HTML__scrollTable" table:base-cell-address="$Hoja1.$A$1" table:cell-range-address=".$A$1:.$M$210"/>
      </table:named-expressions>
      <table:data-pilot-tables>
        <table:data-pilot-table table:name="DataPilot1" table:application-data="" table:target-range-address="'Tabla dinámica_Hoja1_1'.A1:'Tabla dinámica_Hoja1_1'.C199" table:buttons="'Tabla dinámica_Hoja1_1'.A1 'Tabla dinámica_Hoja1_1'.B1" table:show-filter-button="false" table:drill-down-on-double-click="false">
          <table:source-cell-range table:cell-range-address="Hoja1.A1:Hoja1.B198"/>
          <table:data-pilot-field table:source-field-name="Esperanzavida1990" table:orientation="row" table:used-hierarchy="0" table:function="auto">
            <table:data-pilot-level table:show-empty="false" calcext:repeat-item-labels="false">
              <table:data-pilot-members>
                <table:data-pilot-member table:name="34" table:display="true" table:show-details="true"/>
                <table:data-pilot-member table:name="37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íses" table:orientation="row" table:used-hierarchy="0" table:function="auto">
            <table:data-pilot-level table:show-empty="false" calcext:repeat-item-labels="false">
              <table:data-pilot-members>
                <table:data-pilot-member table:name="Afghanistan" table:display="true" table:show-details="true"/>
                <table:data-pilot-member table:name="Albania" table:display="true" table:show-details="true"/>
                <table:data-pilot-member table:name="Algeria" table:display="true" table:show-details="true"/>
                <table:data-pilot-member table:name="Angola" table:display="true" table:show-details="true"/>
                <table:data-pilot-member table:name="Antigua and Barbuda" table:display="true" table:show-details="true"/>
                <table:data-pilot-member table:name="Argentina" table:display="true" table:show-details="true"/>
                <table:data-pilot-member table:name="Armenia" table:display="true" table:show-details="true"/>
                <table:data-pilot-member table:name="Aruba" table:display="true" table:show-details="true"/>
                <table:data-pilot-member table:name="Australia" table:display="true" table:show-details="true"/>
                <table:data-pilot-member table:name="Austria" table:display="true" table:show-details="true"/>
                <table:data-pilot-member table:name="Azerbaijan" table:display="true" table:show-details="true"/>
                <table:data-pilot-member table:name="Bahamas, The" table:display="true" table:show-details="true"/>
                <table:data-pilot-member table:name="Bahrain" table:display="true" table:show-details="true"/>
                <table:data-pilot-member table:name="Bangladesh" table:display="true" table:show-details="true"/>
                <table:data-pilot-member table:name="Barbados" table:display="true" table:show-details="true"/>
                <table:data-pilot-member table:name="Belarus" table:display="true" table:show-details="true"/>
                <table:data-pilot-member table:name="Belgium" table:display="true" table:show-details="true"/>
                <table:data-pilot-member table:name="Belize" table:display="true" table:show-details="true"/>
                <table:data-pilot-member table:name="Benin" table:display="true" table:show-details="true"/>
                <table:data-pilot-member table:name="Bermuda" table:display="true" table:show-details="true"/>
                <table:data-pilot-member table:name="Bhutan" table:display="true" table:show-details="true"/>
                <table:data-pilot-member table:name="Bolivia" table:display="true" table:show-details="true"/>
                <table:data-pilot-member table:name="Bosnia and Herzegovina" table:display="true" table:show-details="true"/>
                <table:data-pilot-member table:name="Botswana" table:display="true" table:show-details="true"/>
                <table:data-pilot-member table:name="Brazil" table:display="true" table:show-details="true"/>
                <table:data-pilot-member table:name="Brunei Darussalam" table:display="true" table:show-details="true"/>
                <table:data-pilot-member table:name="Bulgaria" table:display="true" table:show-details="true"/>
                <table:data-pilot-member table:name="Burkina Faso" table:display="true" table:show-details="true"/>
                <table:data-pilot-member table:name="Burundi" table:display="true" table:show-details="true"/>
                <table:data-pilot-member table:name="Cabo Verde" table:display="true" table:show-details="true"/>
                <table:data-pilot-member table:name="Cambodia" table:display="true" table:show-details="true"/>
                <table:data-pilot-member table:name="Cameroon" table:display="true" table:show-details="true"/>
                <table:data-pilot-member table:name="Canada" table:display="true" table:show-details="true"/>
                <table:data-pilot-member table:name="Central African Republic" table:display="true" table:show-details="true"/>
                <table:data-pilot-member table:name="Chad" table:display="true" table:show-details="true"/>
                <table:data-pilot-member table:name="Channel Islands" table:display="true" table:show-details="true"/>
                <table:data-pilot-member table:name="Chile" table:display="true" table:show-details="true"/>
                <table:data-pilot-member table:name="China" table:display="true" table:show-details="true"/>
                <table:data-pilot-member table:name="Colombia" table:display="true" table:show-details="true"/>
                <table:data-pilot-member table:name="Comoros" table:display="true" table:show-details="true"/>
                <table:data-pilot-member table:name="Congo, Dem. Rep." table:display="true" table:show-details="true"/>
                <table:data-pilot-member table:name="Congo, Rep." table:display="true" table:show-details="true"/>
                <table:data-pilot-member table:name="Costa Rica" table:display="true" table:show-details="true"/>
                <table:data-pilot-member table:name="Cote d'Ivoire" table:display="true" table:show-details="true"/>
                <table:data-pilot-member table:name="Croatia" table:display="true" table:show-details="true"/>
                <table:data-pilot-member table:name="Cuba" table:display="true" table:show-details="true"/>
                <table:data-pilot-member table:name="Cyprus" table:display="true" table:show-details="true"/>
                <table:data-pilot-member table:name="Czech Republic" table:display="true" table:show-details="true"/>
                <table:data-pilot-member table:name="Denmark" table:display="true" table:show-details="true"/>
                <table:data-pilot-member table:name="Djibouti" table:display="true" table:show-details="true"/>
                <table:data-pilot-member table:name="Dominican Republic" table:display="true" table:show-details="true"/>
                <table:data-pilot-member table:name="Ecuador" table:display="true" table:show-details="true"/>
                <table:data-pilot-member table:name="Egypt, Arab Rep." table:display="true" table:show-details="true"/>
                <table:data-pilot-member table:name="El Salvador" table:display="true" table:show-details="true"/>
                <table:data-pilot-member table:name="Equatorial Guinea" table:display="true" table:show-details="true"/>
                <table:data-pilot-member table:name="Eritrea" table:display="true" table:show-details="true"/>
                <table:data-pilot-member table:name="Estonia" table:display="true" table:show-details="true"/>
                <table:data-pilot-member table:name="Eswatini" table:display="true" table:show-details="true"/>
                <table:data-pilot-member table:name="Ethiopia" table:display="true" table:show-details="true"/>
                <table:data-pilot-member table:name="Faroe Islands" table:display="true" table:show-details="true"/>
                <table:data-pilot-member table:name="Fiji" table:display="true" table:show-details="true"/>
                <table:data-pilot-member table:name="Finland" table:display="true" table:show-details="true"/>
                <table:data-pilot-member table:name="France" table:display="true" table:show-details="true"/>
                <table:data-pilot-member table:name="French Polynesia" table:display="true" table:show-details="true"/>
                <table:data-pilot-member table:name="Gabon" table:display="true" table:show-details="true"/>
                <table:data-pilot-member table:name="Gambia, The" table:display="true" table:show-details="true"/>
                <table:data-pilot-member table:name="Georgia" table:display="true" table:show-details="true"/>
                <table:data-pilot-member table:name="Germany" table:display="true" table:show-details="true"/>
                <table:data-pilot-member table:name="Ghana" table:display="true" table:show-details="true"/>
                <table:data-pilot-member table:name="Greece" table:display="true" table:show-details="true"/>
                <table:data-pilot-member table:name="Grenada" table:display="true" table:show-details="true"/>
                <table:data-pilot-member table:name="Guam" table:display="true" table:show-details="true"/>
                <table:data-pilot-member table:name="Guatemala" table:display="true" table:show-details="true"/>
                <table:data-pilot-member table:name="Guinea" table:display="true" table:show-details="true"/>
                <table:data-pilot-member table:name="Guinea-Bissau" table:display="true" table:show-details="true"/>
                <table:data-pilot-member table:name="Guyana" table:display="true" table:show-details="true"/>
                <table:data-pilot-member table:name="Haiti" table:display="true" table:show-details="true"/>
                <table:data-pilot-member table:name="Honduras" table:display="true" table:show-details="true"/>
                <table:data-pilot-member table:name="Hong Kong SAR, China" table:display="true" table:show-details="true"/>
                <table:data-pilot-member table:name="Hungary" table:display="true" table:show-details="true"/>
                <table:data-pilot-member table:name="Iceland" table:display="true" table:show-details="true"/>
                <table:data-pilot-member table:name="India" table:display="true" table:show-details="true"/>
                <table:data-pilot-member table:name="Indonesia" table:display="true" table:show-details="true"/>
                <table:data-pilot-member table:name="Iran, Islamic Rep." table:display="true" table:show-details="true"/>
                <table:data-pilot-member table:name="Iraq" table:display="true" table:show-details="true"/>
                <table:data-pilot-member table:name="Ireland" table:display="true" table:show-details="true"/>
                <table:data-pilot-member table:name="Israel" table:display="true" table:show-details="true"/>
                <table:data-pilot-member table:name="Italy" table:display="true" table:show-details="true"/>
                <table:data-pilot-member table:name="Jamaica" table:display="true" table:show-details="true"/>
                <table:data-pilot-member table:name="Japan" table:display="true" table:show-details="true"/>
                <table:data-pilot-member table:name="Jordan" table:display="true" table:show-details="true"/>
                <table:data-pilot-member table:name="Kazakhstan" table:display="true" table:show-details="true"/>
                <table:data-pilot-member table:name="Kenya" table:display="true" table:show-details="true"/>
                <table:data-pilot-member table:name="Kiribati" table:display="true" table:show-details="true"/>
                <table:data-pilot-member table:name="Korea, Dem. Rep." table:display="true" table:show-details="true"/>
                <table:data-pilot-member table:name="Korea, Rep." table:display="true" table:show-details="true"/>
                <table:data-pilot-member table:name="Kosovo" table:display="true" table:show-details="true"/>
                <table:data-pilot-member table:name="Kuwait" table:display="true" table:show-details="true"/>
                <table:data-pilot-member table:name="Kyrgyz Republic" table:display="true" table:show-details="true"/>
                <table:data-pilot-member table:name="Lao PDR" table:display="true" table:show-details="true"/>
                <table:data-pilot-member table:name="Latvia" table:display="true" table:show-details="true"/>
                <table:data-pilot-member table:name="Lebanon" table:display="true" table:show-details="true"/>
                <table:data-pilot-member table:name="Lesotho" table:display="true" table:show-details="true"/>
                <table:data-pilot-member table:name="Liberia" table:display="true" table:show-details="true"/>
                <table:data-pilot-member table:name="Libya" table:display="true" table:show-details="true"/>
                <table:data-pilot-member table:name="Lithuania" table:display="true" table:show-details="true"/>
                <table:data-pilot-member table:name="Luxembourg" table:display="true" table:show-details="true"/>
                <table:data-pilot-member table:name="Macao SAR, China" table:display="true" table:show-details="true"/>
                <table:data-pilot-member table:name="Macedonia, FYR" table:display="true" table:show-details="true"/>
                <table:data-pilot-member table:name="Madagascar" table:display="true" table:show-details="true"/>
                <table:data-pilot-member table:name="Malawi" table:display="true" table:show-details="true"/>
                <table:data-pilot-member table:name="Malaysia" table:display="true" table:show-details="true"/>
                <table:data-pilot-member table:name="Maldives" table:display="true" table:show-details="true"/>
                <table:data-pilot-member table:name="Mali" table:display="true" table:show-details="true"/>
                <table:data-pilot-member table:name="Malta" table:display="true" table:show-details="true"/>
                <table:data-pilot-member table:name="Mauritania" table:display="true" table:show-details="true"/>
                <table:data-pilot-member table:name="Mauritius" table:display="true" table:show-details="true"/>
                <table:data-pilot-member table:name="Mexico" table:display="true" table:show-details="true"/>
                <table:data-pilot-member table:name="Micronesia, Fed. Sts." table:display="true" table:show-details="true"/>
                <table:data-pilot-member table:name="Moldova" table:display="true" table:show-details="true"/>
                <table:data-pilot-member table:name="Mongolia" table:display="true" table:show-details="true"/>
                <table:data-pilot-member table:name="Montenegro" table:display="true" table:show-details="true"/>
                <table:data-pilot-member table:name="Morocco" table:display="true" table:show-details="true"/>
                <table:data-pilot-member table:name="Mozambique" table:display="true" table:show-details="true"/>
                <table:data-pilot-member table:name="Myanmar" table:display="true" table:show-details="true"/>
                <table:data-pilot-member table:name="Namibia" table:display="true" table:show-details="true"/>
                <table:data-pilot-member table:name="Nepal" table:display="true" table:show-details="true"/>
                <table:data-pilot-member table:name="Netherlands" table:display="true" table:show-details="true"/>
                <table:data-pilot-member table:name="New Caledonia" table:display="true" table:show-details="true"/>
                <table:data-pilot-member table:name="New Zealand" table:display="true" table:show-details="true"/>
                <table:data-pilot-member table:name="Nicaragua" table:display="true" table:show-details="true"/>
                <table:data-pilot-member table:name="Niger" table:display="true" table:show-details="true"/>
                <table:data-pilot-member table:name="Nigeria" table:display="true" table:show-details="true"/>
                <table:data-pilot-member table:name="Norway" table:display="true" table:show-details="true"/>
                <table:data-pilot-member table:name="Oman" table:display="true" table:show-details="true"/>
                <table:data-pilot-member table:name="Pakistan" table:display="true" table:show-details="true"/>
                <table:data-pilot-member table:name="Panama" table:display="true" table:show-details="true"/>
                <table:data-pilot-member table:name="Papua New Guinea" table:display="true" table:show-details="true"/>
                <table:data-pilot-member table:name="Paraguay" table:display="true" table:show-details="true"/>
                <table:data-pilot-member table:name="Peru" table:display="true" table:show-details="true"/>
                <table:data-pilot-member table:name="Philippines" table:display="true" table:show-details="true"/>
                <table:data-pilot-member table:name="Poland" table:display="true" table:show-details="true"/>
                <table:data-pilot-member table:name="Portugal" table:display="true" table:show-details="true"/>
                <table:data-pilot-member table:name="Puerto Rico" table:display="true" table:show-details="true"/>
                <table:data-pilot-member table:name="Qatar" table:display="true" table:show-details="true"/>
                <table:data-pilot-member table:name="Romania" table:display="true" table:show-details="true"/>
                <table:data-pilot-member table:name="Russian Federation" table:display="true" table:show-details="true"/>
                <table:data-pilot-member table:name="Rwanda" table:display="true" table:show-details="true"/>
                <table:data-pilot-member table:name="Samoa" table:display="true" table:show-details="true"/>
                <table:data-pilot-member table:name="Sao Tome and Principe" table:display="true" table:show-details="true"/>
                <table:data-pilot-member table:name="Saudi Arabia" table:display="true" table:show-details="true"/>
                <table:data-pilot-member table:name="Senegal" table:display="true" table:show-details="true"/>
                <table:data-pilot-member table:name="Serbia" table:display="true" table:show-details="true"/>
                <table:data-pilot-member table:name="Seychelles" table:display="true" table:show-details="true"/>
                <table:data-pilot-member table:name="Sierra Leone" table:display="true" table:show-details="true"/>
                <table:data-pilot-member table:name="Singapore" table:display="true" table:show-details="true"/>
                <table:data-pilot-member table:name="Slovak Republic" table:display="true" table:show-details="true"/>
                <table:data-pilot-member table:name="Slovenia" table:display="true" table:show-details="true"/>
                <table:data-pilot-member table:name="Solomon Islands" table:display="true" table:show-details="true"/>
                <table:data-pilot-member table:name="Somalia" table:display="true" table:show-details="true"/>
                <table:data-pilot-member table:name="South Africa" table:display="true" table:show-details="true"/>
                <table:data-pilot-member table:name="South Sudan" table:display="true" table:show-details="true"/>
                <table:data-pilot-member table:name="Spain" table:display="true" table:show-details="true"/>
                <table:data-pilot-member table:name="Sri Lanka" table:display="true" table:show-details="true"/>
                <table:data-pilot-member table:name="St. Lucia" table:display="true" table:show-details="true"/>
                <table:data-pilot-member table:name="St. Martin (French part)" table:display="true" table:show-details="true"/>
                <table:data-pilot-member table:name="St. Vincent and the Grenadines" table:display="true" table:show-details="true"/>
                <table:data-pilot-member table:name="Sudan" table:display="true" table:show-details="true"/>
                <table:data-pilot-member table:name="Suriname" table:display="true" table:show-details="true"/>
                <table:data-pilot-member table:name="Sweden" table:display="true" table:show-details="true"/>
                <table:data-pilot-member table:name="Switzerland" table:display="true" table:show-details="true"/>
                <table:data-pilot-member table:name="Syrian Arab Republic" table:display="true" table:show-details="true"/>
                <table:data-pilot-member table:name="Tajikistan" table:display="true" table:show-details="true"/>
                <table:data-pilot-member table:name="Tanzania" table:display="true" table:show-details="true"/>
                <table:data-pilot-member table:name="Thailand" table:display="true" table:show-details="true"/>
                <table:data-pilot-member table:name="Timor-Leste" table:display="true" table:show-details="true"/>
                <table:data-pilot-member table:name="Togo" table:display="true" table:show-details="true"/>
                <table:data-pilot-member table:name="Tonga" table:display="true" table:show-details="true"/>
                <table:data-pilot-member table:name="Trinidad and Tobago" table:display="true" table:show-details="true"/>
                <table:data-pilot-member table:name="Tunisia" table:display="true" table:show-details="true"/>
                <table:data-pilot-member table:name="Turkey" table:display="true" table:show-details="true"/>
                <table:data-pilot-member table:name="Turkmenistan" table:display="true" table:show-details="true"/>
                <table:data-pilot-member table:name="Uganda" table:display="true" table:show-details="true"/>
                <table:data-pilot-member table:name="Ukraine" table:display="true" table:show-details="true"/>
                <table:data-pilot-member table:name="United Arab Emirates" table:display="true" table:show-details="true"/>
                <table:data-pilot-member table:name="United Kingdom" table:display="true" table:show-details="true"/>
                <table:data-pilot-member table:name="United States" table:display="true" table:show-details="true"/>
                <table:data-pilot-member table:name="Uruguay" table:display="true" table:show-details="true"/>
                <table:data-pilot-member table:name="Uzbekistan" table:display="true" table:show-details="true"/>
                <table:data-pilot-member table:name="Vanuatu" table:display="true" table:show-details="true"/>
                <table:data-pilot-member table:name="Venezuela, RB" table:display="true" table:show-details="true"/>
                <table:data-pilot-member table:name="Vietnam" table:display="true" table:show-details="true"/>
                <table:data-pilot-member table:name="Virgin Islands (U.S.)" table:display="true" table:show-details="true"/>
                <table:data-pilot-member table:name="West Bank and Gaza" table:display="true" table:show-details="true"/>
                <table:data-pilot-member table:name="Yemen, Rep." table:display="true" table:show-details="true"/>
                <table:data-pilot-member table:name="Zambia" table:display="true" table:show-details="true"/>
                <table:data-pilot-member table:name="Zimbabw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22:00:47.0773077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22:11:12.162964467</dc:date>
    <meta:editing-duration>PT1H6M17S</meta:editing-duration>
    <meta:editing-cycles>7</meta:editing-cycles>
    <meta:generator>LibreOffice/5.4.6.2$Linux_X86_64 LibreOffice_project/40m0$Build-2</meta:generator>
    <meta:document-statistic meta:table-count="3" meta:cell-count="9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613cm" svg:height="22.282cm" xlink:href=".." xlink:type="simple" chart:class="chart:bar" chart:style-name="ch1">
        <chart:legend chart:legend-position="end" svg:x="35.842cm" svg:y="10.593cm" style:legend-expansion="high" chart:style-name="ch2"/>
        <chart:plot-area chart:style-name="ch3" table:cell-range-address="Hoja1.A2:Hoja1.C198 Hoja1.B1:Hoja1.C1" chart:data-source-has-labels="both" svg:x="0.792cm" svg:y="0.445cm" svg:width="34.258cm" svg:height="21.392cm">
          <chartooo:coordinate-region svg:x="2.424cm" svg:y="0.445cm" svg:width="31.985cm" svg:height="18.343cm"/>
          <chart:axis chart:dimension="x" chart:name="primary-x" chart:style-name="ch4" chartooo:axis-type="auto">
            <chartooo:date-scale/>
            <chart:categories table:cell-range-address="Hoja1.A2:Hoja1.A19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Hoja1.B2:Hoja1.B198" chart:label-cell-address="Hoja1.B1:Hoja1.B1" chart:class="chart:bar">
            <chart:data-point chart:repeated="197"/>
          </chart:series>
          <chart:series chart:attached-axis="secondary-y" chart:style-name="ch9" chart:values-cell-range-address="Hoja1.C2:Hoja1.C198" chart:label-cell-address="Hoja1.C1:Hoja1.C1" chart:class="chart:bar">
            <chart:data-point chart:repeated="1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eranzavida1990</text:p>
                <draw:g>
                  <svg:desc>Hoja1.B1:Hoja1.B1</svg:desc>
                </draw:g>
              </table:table-cell>
              <table:table-cell office:value-type="string">
                <text:p>Esperanzavida2016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fghanistan</text:p>
                <draw:g>
                  <svg:desc>Hoja1.A2:Hoja1.A198</svg:desc>
                </draw:g>
              </table:table-cell>
              <table:table-cell office:value-type="float" office:value="50">
                <text:p>50</text:p>
                <draw:g>
                  <svg:desc>Hoja1.B2:Hoja1.B198</svg:desc>
                </draw:g>
              </table:table-cell>
              <table:table-cell office:value-type="float" office:value="64">
                <text:p>64</text:p>
                <draw:g>
                  <svg:desc>Hoja1.C2:Hoja1.C198</svg:desc>
                </draw:g>
              </table:table-cell>
            </table:table-row>
            <table:table-row>
              <table:table-cell office:value-type="string">
                <text:p>Albania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Algeria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Angola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Antigua and Barbuda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Armenia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ruba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Azerbaijan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Bahamas, The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Bahrain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Bangladesh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Barbados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Belarus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Belize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Benin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Bermuda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Bhutan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Bolivia</text:p>
              </table:table-cell>
              <table:table-cell office:value-type="float" office:value="55">
                <text:p>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osnia and Herzegovina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Botswana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Brunei Darussalam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Burkina Faso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Burundi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Cabo Verde</text:p>
              </table:table-cell>
              <table:table-cell office:value-type="float" office:value="65">
                <text:p>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Cambodia</text:p>
              </table:table-cell>
              <table:table-cell office:value-type="float" office:value="54">
                <text:p>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Cameroon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Central African Republic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Chad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hannel Islands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Hong Kong SAR, China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Macao SAR, China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Comoros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Congo, Dem. Rep.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ongo, Rep.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Costa Rica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ote d'Ivoire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Croatia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Cuba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yprus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Djibouti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Dominican Republic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Egypt, Arab Rep.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El Salvador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Equatorial Guinea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Eritrea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Eswatini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Ethiopia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Faroe Islands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iji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rench Polynesia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Gabon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Gambia, The</text:p>
              </table:table-cell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hana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renada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Guam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Guatemala</text:p>
              </table:table-cell>
              <table:table-cell office:value-type="float" office:value="62">
                <text:p>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Guinea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Guinea-Bissau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Guyana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Haiti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Honduras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58">
                <text:p>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63">
                <text:p>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Iran, Islamic Rep.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Iraq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Jamaica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Jordan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Kazakhstan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58">
                <text:p>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Kiribati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Korea, Dem. Rep.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Korea, Rep.</text:p>
              </table:table-cell>
              <table:table-cell office:value-type="float" office:value="72">
                <text:p>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Kosovo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Kuwait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Kyrgyz Republic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Lao PDR</text:p>
              </table:table-cell>
              <table:table-cell office:value-type="float" office:value="54">
                <text:p>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Lebanon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Lesotho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Liberia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Libya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Luxembourg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Macedonia, FYR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Madagascar</text:p>
              </table:table-cell>
              <table:table-cell office:value-type="float" office:value="51">
                <text:p>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Malawi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Maldives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Mali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Malta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Mauritania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Mauritius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Micronesia, Fed. Sts.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Moldova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Mongolia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Montenegro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Morocco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Mozambique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Myanmar</text:p>
              </table:table-cell>
              <table:table-cell office:value-type="float" office:value="59">
                <text:p>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Namibia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Nepal</text:p>
              </table:table-cell>
              <table:table-cell office:value-type="float" office:value="54">
                <text:p>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New Caledonia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Nicaragua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Niger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Nigeria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Oman</text:p>
              </table:table-cell>
              <table:table-cell office:value-type="float" office:value="67">
                <text:p>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Panama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Papua New Guinea</text:p>
              </table:table-cell>
              <table:table-cell office:value-type="float" office:value="59">
                <text:p>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Paraguay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Peru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Philippines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Puerto Rico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Qatar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ussian Federation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wanda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Samoa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Sao Tome and Principe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Saudi Arabia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Serbia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Seychelles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Sierra Leone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Slovak Republic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Solomon Islands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Somalia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South Sudan</text:p>
              </table:table-cell>
              <table:table-cell office:value-type="float" office:value="44">
                <text:p>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Sri Lanka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St. Lucia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St. Martin (French part)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t. Vincent and the Grenadines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Sudan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Suriname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Syrian Arab Republic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ajikistan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Tanzania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Timor-Leste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Togo</text:p>
              </table:table-cell>
              <table:table-cell office:value-type="float" office:value="56">
                <text:p>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onga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Trinidad and Tobago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Tunisia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Turkmenistan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Uganda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United Arab Emirates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Uruguay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Uzbekistan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Vanuatu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Venezuela, RB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Vietnam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Virgin Islands (U.S.)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West Bank and Gaza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Yemen, Rep.</text:p>
              </table:table-cell>
              <table:table-cell office:value-type="float" office:value="58">
                <text:p>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Zambia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Zimbabwe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